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3.549cm" fo:min-width="4.327cm"/>
      <style:paragraph-properties style:writing-mode="lr-tb"/>
    </style:style>
    <style:style style:name="gr5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6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  <style:paragraph-properties style:writing-mode="lr-tb"/>
    </style:style>
    <style:style style:name="gr11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12" style:family="graphic" style:parent-style-name="standard">
      <style:graphic-properties svg:stroke-color="#ff0000" draw:fill-color="#ffffff" draw:textarea-horizontal-align="justify" draw:textarea-vertical-align="middle" draw:auto-grow-height="false" fo:min-height="1.05cm" fo:min-width="2.15cm"/>
    </style:style>
    <style:style style:name="gr13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14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1.784cm" fo:min-width="3.05cm"/>
    </style:style>
    <style:style style:name="gr16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17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7cm"/>
      <style:paragraph-properties style:writing-mode="lr-tb"/>
    </style:style>
    <style:style style:name="gr19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0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1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2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  <style:paragraph-properties style:writing-mode="lr-tb"/>
    </style:style>
    <style:style style:name="gr24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5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6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2.612cm" fo:min-width="6.9cm"/>
      <style:paragraph-properties style:writing-mode="lr-tb"/>
    </style:style>
    <style:style style:name="gr27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1.749cm" fo:min-width="25cm"/>
      <style:paragraph-properties style:writing-mode="lr-tb"/>
    </style:style>
    <style:style style:name="gr28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1.749cm" fo:min-width="25cm"/>
      <style:paragraph-properties style:writing-mode="lr-tb"/>
    </style:style>
    <style:style style:name="gr29" style:family="graphic" style:parent-style-name="Default_5f_6" style:list-style-name="L1">
      <style:graphic-properties draw:stroke="none" svg:stroke-color="#000000" draw:fill="none" draw:fill-color="#ffffff" draw:textarea-horizontal-align="left" draw:auto-grow-height="true" draw:auto-grow-width="true" fo:min-height="1.749cm" fo:min-width="25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="none" draw:fill-color="#ffffff"/>
      <style:paragraph-properties style:writing-mode="lr-tb"/>
      <style:text-properties style:font-name="OpenSans1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8" style:family="paragraph">
      <loext:graphic-properties draw:fill="none" draw:fill-color="#ffffff"/>
      <style:paragraph-properties style:writing-mode="lr-tb"/>
      <style:text-properties style:font-name="OpenSans1" fo:font-weight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1"/>
    </style:style>
    <style:style style:name="T5" style:family="text">
      <style:text-properties style:use-window-font-color="true" style:text-outline="false" style:text-line-through-style="none" style:text-line-through-type="none" style:font-name="Open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Sans1" fo:font-weight="bold"/>
    </style:style>
    <style:style style:name="T9" style:family="text">
      <style:text-properties fo:color="#c9211e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ree</text:span><text:span text:style-name="T1"> – Binary Search Tre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Binary Search Tree - Traversa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5" draw:layer="layout" svg:width="25.8cm" svg:height="0.988cm" svg:x="2.1cm" svg:y="4.8cm">
          <draw:text-box>
            <text:p xml:id="id2" text:id="id2"><text:span text:style-name="T4">Traversal is a process to visit all the nodes of a tree and print their values too <text:s/></text:span></text:p>
          </draw:text-box>
        </draw:frame>
        <draw:frame draw:style-name="gr4" draw:text-style-name="P5" xml:id="id4" draw:id="id4" draw:layer="layout" svg:width="4.827cm" svg:height="3.799cm" svg:x="2.1cm" svg:y="7.312cm">
          <draw:text-box>
            <text:list text:style-name="L1">
              <text:list-item>
                <text:p text:style-name="P6"><text:span text:style-name="T5">In-Order</text:span></text:p>
              </text:list-item>
              <text:list-item>
                <text:p text:style-name="P6"><text:span text:style-name="T5">Pre-Order</text:span></text:p>
              </text:list-item>
              <text:list-item>
                <text:p text:style-name="P6"><text:span text:style-name="T5">Post-Order</text:span></text:p>
              </text:list-item>
              <text:list-item>
                <text:p text:style-name="P6"><text:span text:style-name="T5">Level-Order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 xml:id="id1" text:id="id1"><text:span text:style-name="T8">Tree Traversal: <text:s/></text:span></text:p>
          </draw:text-box>
        </draw:frame>
        <draw:frame draw:style-name="gr3" draw:text-style-name="P8" draw:layer="layout" svg:width="3.2cm" svg:height="0.988cm" svg:x="1.6cm" svg:y="6.212cm">
          <draw:text-box>
            <text:p xml:id="id3" text:id="id3"><text:span text:style-name="T8">Types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4" smil:attributeName="visibility" smil:to="visible"/>
                  <anim:transitionFilter smil:dur="1s" smil:targetElement="id4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5" draw:text-style-name="P10" xml:id="id6" draw:id="id6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 xml:id="id5" text:id="id5"><text:span text:style-name="T8">In Order: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" smil:attributeName="visibility" smil:to="visible"/>
                  <anim:transitionFilter smil:dur="1s" smil:targetElement="id6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6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In Order: <text:s/></text:span>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0" draw:text-style-name="P13" draw:layer="layout" svg:width="4.723cm" svg:height="0.962cm" svg:x="12cm" svg:y="8.2cm">
          <draw:text-box>
            <text:p xml:id="id7" text:id="id7">Output = B A 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11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In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 xml:id="id8" text:id="id8"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0" draw:text-style-name="P13" draw:layer="layout" svg:width="4.723cm" svg:height="0.962cm" svg:x="12cm" svg:y="8.2cm">
          <draw:text-box>
            <text:p>Output = B A 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8" anim:sub-item="text" smil:keySplines="0,0;0.2,0.5;0.8,0.5;1,0" smil:type="fade" smil:subtype="crossfade" smil:mode="out"/>
                  <anim:animateTransform smil:dur="0.25s" smil:fill="hold" smil:autoReverse="true" smil:targetElement="id8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12" draw:text-style-name="P14" xml:id="id9" draw:id="id9" draw:layer="layout" svg:width="5.3cm" svg:height="3.9cm" svg:x="17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In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0" draw:text-style-name="P13" draw:layer="layout" svg:width="4.723cm" svg:height="0.962cm" svg:x="12cm" svg:y="8.2cm">
          <draw:text-box>
            <text:p>Output = B A C</text:p>
          </draw:text-box>
        </draw:frame>
        <draw:frame draw:style-name="gr9" draw:text-style-name="P13" draw:layer="layout" svg:width="8.8cm" svg:height="0.962cm" svg:x="18.4cm" svg:y="12.2cm">
          <draw:text-box>
            <text:p xml:id="id10" text:id="id10">Output = D B E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custom-shape draw:style-name="gr12" draw:text-style-name="P14" draw:layer="layout" svg:width="5.3cm" svg:height="3.9cm" svg:x="17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In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0" draw:text-style-name="P13" draw:layer="layout" svg:width="4.723cm" svg:height="0.962cm" svg:x="12cm" svg:y="8.2cm">
          <draw:text-box>
            <text:p>Output = B A C</text:p>
          </draw:text-box>
        </draw:frame>
        <draw:frame draw:style-name="gr9" draw:text-style-name="P13" draw:layer="layout" svg:width="8.8cm" svg:height="0.962cm" svg:x="18.4cm" svg:y="12.2cm">
          <draw:text-box>
            <text:p>Output = D B E A 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custom-shape draw:style-name="gr15" draw:text-style-name="P14" xml:id="id11" draw:id="id11" draw:layer="layout" svg:width="7.1cm" svg:height="6.1cm" svg:x="20.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In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 xml:id="id12" text:id="id12"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0" draw:text-style-name="P13" draw:layer="layout" svg:width="4.723cm" svg:height="0.962cm" svg:x="12cm" svg:y="8.2cm">
          <draw:text-box>
            <text:p>Output = B A C</text:p>
          </draw:text-box>
        </draw:frame>
        <draw:frame draw:style-name="gr9" draw:text-style-name="P13" draw:layer="layout" svg:width="8.8cm" svg:height="0.962cm" svg:x="18.4cm" svg:y="12.2cm">
          <draw:text-box>
            <text:p xml:id="id13" text:id="id13">Output = D B E A <text:s/></text:p>
          </draw:text-box>
        </draw:frame>
        <draw:frame draw:style-name="gr9" draw:text-style-name="P13" draw:layer="layout" svg:width="8.8cm" svg:height="0.962cm" svg:x="18.4cm" svg:y="12.2cm">
          <draw:text-box>
            <text:p xml:id="id14" text:id="id14">Output = D B E A <text:span text:style-name="T9">F C H G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2" anim:sub-item="text" smil:keySplines="0,0;0.2,0.5;0.8,0.5;1,0" smil:type="fade" smil:subtype="crossfade" smil:mode="out"/>
                  <anim:animateTransform smil:dur="0.25s" smil:fill="hold" smil:autoReverse="true" smil:targetElement="id12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draw:style-name="gr17" draw:text-style-name="P10" draw:layer="layout" svg:width="7.4cm" svg:height="2.862cm" svg:x="1.9cm" svg:y="4.801cm">
          <draw:text-box>
            <text:list text:style-name="L1">
              <text:list-item>
                <text:p xml:id="id15" text:id="id15" text:style-name="P6"><text:span text:style-name="T5">Visit Left child</text:span></text:p>
              </text:list-item>
              <text:list-item>
                <text:p xml:id="id16" text:id="id16" text:style-name="P6"><text:span text:style-name="T5">Visit Right child</text:span></text:p>
              </text:list-item>
              <text:list-item>
                <text:p xml:id="id17" text:id="id17" text:style-name="P6"><text:span text:style-name="T5">Visit Parent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ost Order: <text:s/></text:span>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8" draw:text-style-name="P13" draw:layer="layout" svg:width="4.757cm" svg:height="0.962cm" svg:x="12cm" svg:y="8.2cm">
          <draw:text-box>
            <text:p xml:id="id18" text:id="id18">Output = B C 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ost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 xml:id="id19" text:id="id19"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8" draw:text-style-name="P13" draw:layer="layout" svg:width="4.757cm" svg:height="0.962cm" svg:x="12cm" svg:y="8.2cm">
          <draw:text-box>
            <text:p>Output = B C A</text:p>
          </draw:text-box>
        </draw:frame>
        <draw:frame draw:style-name="gr19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Right child</text:span></text:p>
              </text:list-item>
              <text:list-item>
                <text:p text:style-name="P6"><text:span text:style-name="T5">Visit Par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9" anim:sub-item="text" smil:keySplines="0,0;0.2,0.5;0.8,0.5;1,0" smil:type="fade" smil:subtype="crossfade" smil:mode="out"/>
                  <anim:animateTransform smil:dur="0.25s" smil:fill="hold" smil:autoReverse="true" smil:targetElement="id1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12" draw:text-style-name="P14" xml:id="id20" draw:id="id20" draw:layer="layout" svg:width="5.3cm" svg:height="3.9cm" svg:x="17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ost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8" draw:text-style-name="P13" draw:layer="layout" svg:width="4.757cm" svg:height="0.962cm" svg:x="12cm" svg:y="8.2cm">
          <draw:text-box>
            <text:p>Output = B C A</text:p>
          </draw:text-box>
        </draw:frame>
        <draw:frame draw:style-name="gr9" draw:text-style-name="P13" draw:layer="layout" svg:width="8.8cm" svg:height="0.962cm" svg:x="18.4cm" svg:y="12.2cm">
          <draw:text-box>
            <text:p xml:id="id21" text:id="id21">Output = D E B </text:p>
          </draw:text-box>
        </draw:frame>
        <draw:frame draw:style-name="gr20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Right child</text:span></text:p>
              </text:list-item>
              <text:list-item>
                <text:p text:style-name="P6"><text:span text:style-name="T5">Visit Par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15" draw:text-style-name="P14" xml:id="id22" draw:id="id22" draw:layer="layout" svg:width="7.1cm" svg:height="6.1cm" svg:x="20.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ost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 xml:id="id23" text:id="id23"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8" draw:text-style-name="P13" draw:layer="layout" svg:width="4.757cm" svg:height="0.962cm" svg:x="12cm" svg:y="8.2cm">
          <draw:text-box>
            <text:p>Output = B C A</text:p>
          </draw:text-box>
        </draw:frame>
        <draw:frame draw:style-name="gr9" draw:text-style-name="P13" draw:layer="layout" svg:width="8.8cm" svg:height="0.962cm" svg:x="18.4cm" svg:y="12.2cm">
          <draw:text-box>
            <text:p xml:id="id24" text:id="id24">Output = D E B <text:s/></text:p>
          </draw:text-box>
        </draw:frame>
        <draw:frame draw:style-name="gr9" draw:text-style-name="P13" draw:layer="layout" svg:width="8.8cm" svg:height="0.962cm" svg:x="18.4cm" svg:y="12.2cm">
          <draw:text-box>
            <text:p xml:id="id25" text:id="id25">Output = D E B <text:s/><text:span text:style-name="T9">F H G C </text:span><text:span text:style-name="T10">A </text:span><text:span text:style-name="T9"><text:s/></text:span></text:p>
          </draw:text-box>
        </draw:frame>
        <draw:frame draw:style-name="gr21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Right child</text:span></text:p>
              </text:list-item>
              <text:list-item>
                <text:p text:style-name="P6"><text:span text:style-name="T5">Visit Par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3" anim:sub-item="text" smil:keySplines="0,0;0.2,0.5;0.8,0.5;1,0" smil:type="fade" smil:subtype="crossfade" smil:mode="out"/>
                  <anim:animateTransform smil:dur="0.25s" smil:fill="hold" smil:autoReverse="true" smil:targetElement="id23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draw:style-name="gr22" draw:text-style-name="P10" draw:layer="layout" svg:width="7.4cm" svg:height="2.862cm" svg:x="1.9cm" svg:y="4.801cm">
          <draw:text-box>
            <text:list text:style-name="L1">
              <text:list-item>
                <text:p xml:id="id26" text:id="id26" text:style-name="P6"><text:span text:style-name="T5">Visit Parent</text:span></text:p>
              </text:list-item>
              <text:list-item>
                <text:p xml:id="id27" text:id="id27" text:style-name="P6"><text:span text:style-name="T5">Visit Left child</text:span></text:p>
              </text:list-item>
              <text:list-item>
                <text:p xml:id="id28" text:id="id28" text:style-name="P6"><text:span text:style-name="T5">Visit Right child</text:span></text:p>
              </text:list-item>
            </text:list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re Order: <text:s/></text:span>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10" draw:text-style-name="P13" draw:layer="layout" svg:width="4.723cm" svg:height="0.962cm" svg:x="12cm" svg:y="8.2cm">
          <draw:text-box>
            <text:p xml:id="id29" text:id="id29">Output = A B 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re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23" draw:text-style-name="P13" draw:layer="layout" svg:width="4.9cm" svg:height="0.962cm" svg:x="12cm" svg:y="8.2cm">
          <draw:text-box>
            <text:p>Output = A B C </text:p>
          </draw:text-box>
        </draw:frame>
        <draw:frame draw:style-name="gr24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draw:style-name="gr9" draw:text-style-name="P13" draw:layer="layout" svg:width="8.8cm" svg:height="0.962cm" svg:x="18.4cm" svg:y="12.2cm">
          <draw:text-box>
            <text:p xml:id="id30" text:id="id30">Output = A 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12" draw:text-style-name="P14" xml:id="id32" draw:id="id32" draw:layer="layout" svg:width="5.3cm" svg:height="3.9cm" svg:x="17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re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 xml:id="id31" text:id="id31"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23" draw:text-style-name="P13" draw:layer="layout" svg:width="4.9cm" svg:height="0.962cm" svg:x="12cm" svg:y="8.2cm">
          <draw:text-box>
            <text:p>Output = A B C </text:p>
          </draw:text-box>
        </draw:frame>
        <draw:frame draw:style-name="gr9" draw:text-style-name="P13" draw:layer="layout" svg:width="8.8cm" svg:height="0.962cm" svg:x="18.4cm" svg:y="12.2cm">
          <draw:text-box>
            <text:p xml:id="id34" text:id="id34">Output = A B D E <text:s/></text:p>
          </draw:text-box>
        </draw:frame>
        <draw:frame draw:style-name="gr25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draw:frame draw:style-name="gr9" draw:text-style-name="P13" draw:layer="layout" svg:width="8.8cm" svg:height="0.962cm" svg:x="18.4cm" svg:y="12.2cm">
          <draw:text-box>
            <text:p xml:id="id33" text:id="id33">Output = A 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1" anim:sub-item="text" smil:keySplines="0,0;0.2,0.5;0.8,0.5;1,0" smil:type="fade" smil:subtype="crossfade" smil:mode="out"/>
                  <anim:animateTransform smil:dur="0.25s" smil:fill="hold" smil:autoReverse="true" smil:targetElement="id31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15" draw:text-style-name="P14" xml:id="id35" draw:id="id35" draw:layer="layout" svg:width="7.1cm" svg:height="6.1cm" svg:x="20.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Pre Order: <text:s/></text:span></text:p>
          </draw:text-box>
        </draw:frame>
        <draw:line draw:style-name="gr7" draw:text-style-name="P11" draw:layer="layout" svg:x1="22cm" svg:y1="4.4cm" svg:x2="23.4cm" svg:y2="5.8cm">
          <text:p/>
        </draw:line>
        <draw:line draw:style-name="gr7" draw:text-style-name="P11" draw:layer="layout" svg:x1="21.3cm" svg:y1="4.4cm" svg:x2="20cm" svg:y2="5.9cm">
          <text:p/>
        </draw:line>
        <draw:custom-shape draw:style-name="gr8" draw:text-style-name="P12" draw:layer="layout" svg:width="1cm" svg:height="1cm" svg:x="21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4cm" svg:y1="6.7cm" svg:x2="24.8cm" svg:y2="7.6cm">
          <text:p/>
        </draw:line>
        <draw:line draw:style-name="gr7" draw:text-style-name="P11" draw:layer="layout" svg:x1="20.2cm" svg:y1="6.9cm" svg:x2="20.6cm" svg:y2="7.6cm">
          <text:p/>
        </draw:line>
        <draw:line draw:style-name="gr7" draw:text-style-name="P11" draw:layer="layout" svg:x1="19.5cm" svg:y1="6.8cm" svg:x2="18.9cm" svg:y2="7.6cm">
          <text:p/>
        </draw:line>
        <draw:line draw:style-name="gr7" draw:text-style-name="P11" draw:layer="layout" svg:x1="23.301cm" svg:y1="6.8cm" svg:x2="22.701cm" svg:y2="7.6cm">
          <text:p/>
        </draw:line>
        <draw:line draw:style-name="gr7" draw:text-style-name="P11" draw:layer="layout" svg:x1="24.7cm" svg:y1="8.5cm" svg:x2="24.1cm" svg:y2="9.5cm">
          <text:p/>
        </draw:line>
        <draw:frame draw:style-name="gr9" draw:text-style-name="P13" draw:layer="layout" svg:width="0.925cm" svg:height="0.962cm" svg:x="21.2cm" svg:y="3.638cm">
          <draw:text-box>
            <text:p>A</text:p>
          </draw:text-box>
        </draw:frame>
        <draw:frame draw:style-name="gr9" draw:text-style-name="P13" draw:layer="layout" svg:width="0.925cm" svg:height="0.962cm" svg:x="19.475cm" svg:y="5.938cm">
          <draw:text-box>
            <text:p>B</text:p>
          </draw:text-box>
        </draw:frame>
        <draw:frame draw:style-name="gr9" draw:text-style-name="P13" draw:layer="layout" svg:width="0.925cm" svg:height="0.962cm" svg:x="23.175cm" svg:y="5.738cm">
          <draw:text-box>
            <text:p>C</text:p>
          </draw:text-box>
        </draw:frame>
        <draw:frame draw:style-name="gr9" draw:text-style-name="P13" draw:layer="layout" svg:width="0.925cm" svg:height="0.962cm" svg:x="18.1cm" svg:y="7.5cm">
          <draw:text-box>
            <text:p>D</text:p>
          </draw:text-box>
        </draw:frame>
        <draw:frame draw:style-name="gr9" draw:text-style-name="P13" draw:layer="layout" svg:width="0.925cm" svg:height="0.962cm" svg:x="20.3cm" svg:y="7.638cm">
          <draw:text-box>
            <text:p>E</text:p>
          </draw:text-box>
        </draw:frame>
        <draw:frame draw:style-name="gr9" draw:text-style-name="P13" draw:layer="layout" svg:width="0.925cm" svg:height="0.962cm" svg:x="22.276cm" svg:y="7.6cm">
          <draw:text-box>
            <text:p>F</text:p>
          </draw:text-box>
        </draw:frame>
        <draw:frame draw:style-name="gr9" draw:text-style-name="P13" draw:layer="layout" svg:width="0.925cm" svg:height="0.962cm" svg:x="24.4cm" svg:y="7.638cm">
          <draw:text-box>
            <text:p xml:id="id36" text:id="id36">G</text:p>
          </draw:text-box>
        </draw:frame>
        <draw:frame draw:style-name="gr9" draw:text-style-name="P13" draw:layer="layout" svg:width="0.925cm" svg:height="0.962cm" svg:x="23.475cm" svg:y="9.4cm">
          <draw:text-box>
            <text:p>H</text:p>
          </draw:text-box>
        </draw:frame>
        <draw:line draw:style-name="gr7" draw:text-style-name="P11" draw:layer="layout" svg:x1="14.2cm" svg:y1="4.6cm" svg:x2="15.6cm" svg:y2="6cm">
          <text:p/>
        </draw:line>
        <draw:line draw:style-name="gr7" draw:text-style-name="P11" draw:layer="layout" svg:x1="13.5cm" svg:y1="4.6cm" svg:x2="12.2cm" svg:y2="6.1cm">
          <text:p/>
        </draw:line>
        <draw:custom-shape draw:style-name="gr8" draw:text-style-name="P12" draw:layer="layout" svg:width="1cm" svg:height="1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5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0.925cm" svg:height="0.962cm" svg:x="13.4cm" svg:y="3.838cm">
          <draw:text-box>
            <text:p>A</text:p>
          </draw:text-box>
        </draw:frame>
        <draw:frame draw:style-name="gr9" draw:text-style-name="P13" draw:layer="layout" svg:width="0.925cm" svg:height="0.962cm" svg:x="11.675cm" svg:y="6.138cm">
          <draw:text-box>
            <text:p>B</text:p>
          </draw:text-box>
        </draw:frame>
        <draw:frame draw:style-name="gr9" draw:text-style-name="P13" draw:layer="layout" svg:width="0.925cm" svg:height="0.962cm" svg:x="15.375cm" svg:y="5.938cm">
          <draw:text-box>
            <text:p>C</text:p>
          </draw:text-box>
        </draw:frame>
        <draw:frame draw:style-name="gr23" draw:text-style-name="P13" draw:layer="layout" svg:width="4.9cm" svg:height="0.962cm" svg:x="12cm" svg:y="8.2cm">
          <draw:text-box>
            <text:p>Output = A B C </text:p>
          </draw:text-box>
        </draw:frame>
        <draw:frame draw:style-name="gr9" draw:text-style-name="P13" draw:layer="layout" svg:width="8.8cm" svg:height="0.962cm" svg:x="18.4cm" svg:y="12.2cm">
          <draw:text-box>
            <text:p xml:id="id37" text:id="id37">Output = A B D E <text:s text:c="2"/></text:p>
          </draw:text-box>
        </draw:frame>
        <draw:frame draw:style-name="gr9" draw:text-style-name="P13" draw:layer="layout" svg:width="8.8cm" svg:height="0.962cm" svg:x="17.8cm" svg:y="13.838cm">
          <draw:text-box>
            <text:p xml:id="id38" text:id="id38">Output = A B D E <text:span text:style-name="T9">C</text:span> <text:span text:style-name="T9">F G H</text:span><text:span text:style-name="T10"> </text:span><text:span text:style-name="T9"><text:s/></text:span></text:p>
          </draw:text-box>
        </draw:frame>
        <draw:frame draw:style-name="gr26" draw:text-style-name="P10" draw:layer="layout" svg:width="7.4cm" svg:height="2.862cm" svg:x="1.9cm" svg:y="4.801cm">
          <draw:text-box>
            <text:list text:style-name="L1">
              <text:list-item>
                <text:p text:style-name="P6"><text:span text:style-name="T5">Visit Parent</text:span></text:p>
              </text:list-item>
              <text:list-item>
                <text:p text:style-name="P6"><text:span text:style-name="T5">Visit Left child</text:span></text:p>
              </text:list-item>
              <text:list-item>
                <text:p text:style-name="P6"><text:span text:style-name="T5">Visit Right chil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6" anim:sub-item="text" smil:keySplines="0,0;0.2,0.5;0.8,0.5;1,0" smil:type="fade" smil:subtype="crossfade" smil:mode="out"/>
                  <anim:animateTransform smil:dur="0.25s" smil:fill="hold" smil:autoReverse="true" smil:targetElement="id36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Level Order: <text:s/></text:span></text:p>
          </draw:text-box>
        </draw:frame>
        <draw:frame draw:style-name="gr27" draw:text-style-name="P10" draw:layer="layout" svg:width="25.5cm" svg:height="1.999cm" svg:x="1.9cm" svg:y="4.801cm">
          <draw:text-box>
            <text:list text:style-name="L1">
              <text:list-item>
                <text:p xml:id="id39" text:id="id39" text:style-name="P6"><text:span text:style-name="T5">In Level Order we visit every node on a level before going to a lower level,</text:span></text:p>
                <text:p xml:id="id40" text:id="id40" text:style-name="P6"><text:span text:style-name="T5">(Left to Right)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Level Order: <text:s/></text:span></text:p>
          </draw:text-box>
        </draw:frame>
        <draw:g xml:id="id41" draw:id="id41">
          <draw:line draw:style-name="gr7" draw:text-style-name="P11" draw:layer="layout" svg:x1="5.5cm" svg:y1="8.938cm" svg:x2="6.9cm" svg:y2="10.338cm">
            <text:p/>
          </draw:line>
          <draw:line draw:style-name="gr7" draw:text-style-name="P11" draw:layer="layout" svg:x1="4.8cm" svg:y1="8.938cm" svg:x2="3.5cm" svg:y2="10.438cm">
            <text:p/>
          </draw:line>
          <draw:custom-shape draw:style-name="gr8" draw:text-style-name="P12" draw:layer="layout" svg:width="1cm" svg:height="1cm" svg:x="4.7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1cm" svg:height="1cm" svg:x="2.9cm" svg:y="10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1cm" svg:height="1cm" svg:x="6.6cm" svg:y="10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3" draw:layer="layout" svg:width="0.925cm" svg:height="0.962cm" svg:x="4.7cm" svg:y="8.176cm">
            <draw:text-box>
              <text:p>A</text:p>
            </draw:text-box>
          </draw:frame>
          <draw:frame draw:style-name="gr9" draw:text-style-name="P13" draw:layer="layout" svg:width="0.925cm" svg:height="0.962cm" svg:x="2.975cm" svg:y="10.476cm">
            <draw:text-box>
              <text:p>B</text:p>
            </draw:text-box>
          </draw:frame>
          <draw:frame draw:style-name="gr9" draw:text-style-name="P13" draw:layer="layout" svg:width="0.925cm" svg:height="0.962cm" svg:x="6.675cm" svg:y="10.276cm">
            <draw:text-box>
              <text:p>C</text:p>
            </draw:text-box>
          </draw:frame>
        </draw:g>
        <draw:frame draw:style-name="gr23" draw:text-style-name="P13" draw:layer="layout" svg:width="4.9cm" svg:height="0.962cm" svg:x="3cm" svg:y="12.138cm">
          <draw:text-box>
            <text:p xml:id="id42" text:id="id42">Output = A B C </text:p>
          </draw:text-box>
        </draw:frame>
        <draw:frame draw:style-name="gr28" draw:text-style-name="P10" draw:layer="layout" svg:width="25.5cm" svg:height="1.999cm" svg:x="1.9cm" svg:y="4.801cm">
          <draw:text-box>
            <text:list text:style-name="L1">
              <text:list-item>
                <text:p text:style-name="P6"><text:span text:style-name="T5">In Level Order we visit every node on a level before going to a lower level,</text:span></text:p>
                <text:p text:style-name="P6"><text:span text:style-name="T5">(Left to Right)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Traversal</text:span></text:p>
          </draw:text-box>
        </draw:frame>
        <draw:frame draw:style-name="gr3" draw:text-style-name="P8" draw:layer="layout" svg:width="6.257cm" svg:height="0.988cm" svg:x="1.543cm" svg:y="3.6cm">
          <draw:text-box>
            <text:p><text:span text:style-name="T8">Level Order: <text:s/></text:span></text:p>
          </draw:text-box>
        </draw:frame>
        <draw:line draw:style-name="gr7" draw:text-style-name="P11" draw:layer="layout" svg:x1="21.9cm" svg:y1="6.6cm" svg:x2="23.3cm" svg:y2="8cm">
          <text:p/>
        </draw:line>
        <draw:line draw:style-name="gr7" draw:text-style-name="P11" draw:layer="layout" svg:x1="21.2cm" svg:y1="6.6cm" svg:x2="19.9cm" svg:y2="8.1cm">
          <text:p/>
        </draw:line>
        <draw:custom-shape draw:style-name="gr8" draw:text-style-name="P12" draw:layer="layout" svg:width="1cm" svg:height="1cm" svg:x="21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9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3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4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2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20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cm" svg:height="1cm" svg:x="1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23.9cm" svg:y1="8.9cm" svg:x2="24.7cm" svg:y2="9.8cm">
          <text:p/>
        </draw:line>
        <draw:line draw:style-name="gr7" draw:text-style-name="P11" draw:layer="layout" svg:x1="20.1cm" svg:y1="9.1cm" svg:x2="20.5cm" svg:y2="9.8cm">
          <text:p/>
        </draw:line>
        <draw:line draw:style-name="gr7" draw:text-style-name="P11" draw:layer="layout" svg:x1="19.4cm" svg:y1="9cm" svg:x2="18.8cm" svg:y2="9.8cm">
          <text:p/>
        </draw:line>
        <draw:line draw:style-name="gr7" draw:text-style-name="P11" draw:layer="layout" svg:x1="23.201cm" svg:y1="9cm" svg:x2="22.601cm" svg:y2="9.8cm">
          <text:p/>
        </draw:line>
        <draw:line draw:style-name="gr7" draw:text-style-name="P11" draw:layer="layout" svg:x1="24.6cm" svg:y1="10.7cm" svg:x2="24cm" svg:y2="11.7cm">
          <text:p/>
        </draw:line>
        <draw:frame draw:style-name="gr9" draw:text-style-name="P13" draw:layer="layout" svg:width="0.925cm" svg:height="0.962cm" svg:x="21.1cm" svg:y="5.838cm">
          <draw:text-box>
            <text:p>A</text:p>
          </draw:text-box>
        </draw:frame>
        <draw:frame draw:style-name="gr9" draw:text-style-name="P13" draw:layer="layout" svg:width="0.925cm" svg:height="0.962cm" svg:x="19.375cm" svg:y="8.138cm">
          <draw:text-box>
            <text:p>B</text:p>
          </draw:text-box>
        </draw:frame>
        <draw:frame draw:style-name="gr9" draw:text-style-name="P13" draw:layer="layout" svg:width="0.925cm" svg:height="0.962cm" svg:x="23.075cm" svg:y="7.938cm">
          <draw:text-box>
            <text:p>C</text:p>
          </draw:text-box>
        </draw:frame>
        <draw:frame draw:style-name="gr9" draw:text-style-name="P13" draw:layer="layout" svg:width="0.925cm" svg:height="0.962cm" svg:x="18cm" svg:y="9.7cm">
          <draw:text-box>
            <text:p>D</text:p>
          </draw:text-box>
        </draw:frame>
        <draw:frame draw:style-name="gr9" draw:text-style-name="P13" draw:layer="layout" svg:width="0.925cm" svg:height="0.962cm" svg:x="20.2cm" svg:y="9.838cm">
          <draw:text-box>
            <text:p>E</text:p>
          </draw:text-box>
        </draw:frame>
        <draw:frame draw:style-name="gr9" draw:text-style-name="P13" draw:layer="layout" svg:width="0.925cm" svg:height="0.962cm" svg:x="22.176cm" svg:y="9.8cm">
          <draw:text-box>
            <text:p>F</text:p>
          </draw:text-box>
        </draw:frame>
        <draw:frame draw:style-name="gr9" draw:text-style-name="P13" draw:layer="layout" svg:width="0.925cm" svg:height="0.962cm" svg:x="24.3cm" svg:y="9.838cm">
          <draw:text-box>
            <text:p>G</text:p>
          </draw:text-box>
        </draw:frame>
        <draw:frame draw:style-name="gr9" draw:text-style-name="P13" draw:layer="layout" svg:width="0.925cm" svg:height="0.962cm" svg:x="23.375cm" svg:y="11.6cm">
          <draw:text-box>
            <text:p>H</text:p>
          </draw:text-box>
        </draw:frame>
        <draw:g>
          <draw:line draw:style-name="gr7" draw:text-style-name="P11" draw:layer="layout" svg:x1="5.5cm" svg:y1="8.938cm" svg:x2="6.9cm" svg:y2="10.338cm">
            <text:p/>
          </draw:line>
          <draw:line draw:style-name="gr7" draw:text-style-name="P11" draw:layer="layout" svg:x1="4.8cm" svg:y1="8.938cm" svg:x2="3.5cm" svg:y2="10.438cm">
            <text:p/>
          </draw:line>
          <draw:custom-shape draw:style-name="gr8" draw:text-style-name="P12" draw:layer="layout" svg:width="1cm" svg:height="1cm" svg:x="4.7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1cm" svg:height="1cm" svg:x="2.9cm" svg:y="10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1cm" svg:height="1cm" svg:x="6.6cm" svg:y="10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3" draw:layer="layout" svg:width="0.925cm" svg:height="0.962cm" svg:x="4.7cm" svg:y="8.176cm">
            <draw:text-box>
              <text:p>A</text:p>
            </draw:text-box>
          </draw:frame>
          <draw:frame draw:style-name="gr9" draw:text-style-name="P13" draw:layer="layout" svg:width="0.925cm" svg:height="0.962cm" svg:x="2.975cm" svg:y="10.476cm">
            <draw:text-box>
              <text:p>B</text:p>
            </draw:text-box>
          </draw:frame>
          <draw:frame draw:style-name="gr9" draw:text-style-name="P13" draw:layer="layout" svg:width="0.925cm" svg:height="0.962cm" svg:x="6.675cm" svg:y="10.276cm">
            <draw:text-box>
              <text:p>C</text:p>
            </draw:text-box>
          </draw:frame>
        </draw:g>
        <draw:frame draw:style-name="gr23" draw:text-style-name="P13" draw:layer="layout" svg:width="4.9cm" svg:height="0.962cm" svg:x="3cm" svg:y="12.138cm">
          <draw:text-box>
            <text:p>Output = A B C </text:p>
          </draw:text-box>
        </draw:frame>
        <draw:frame draw:style-name="gr9" draw:text-style-name="P13" draw:layer="layout" svg:width="5.8cm" svg:height="0.962cm" svg:x="21.2cm" svg:y="13.238cm">
          <draw:text-box>
            <text:p xml:id="id44" text:id="id44"><text:s/>A B C D E F G H<text:span text:style-name="T10"> </text:span><text:span text:style-name="T9"><text:s/></text:span></text:p>
          </draw:text-box>
        </draw:frame>
        <draw:frame draw:style-name="gr29" draw:text-style-name="P10" draw:layer="layout" svg:width="25.5cm" svg:height="1.999cm" svg:x="1.9cm" svg:y="4.801cm">
          <draw:text-box>
            <text:list text:style-name="L1">
              <text:list-item>
                <text:p text:style-name="P6"><text:span text:style-name="T5">In Level Order we visit every node on a level before going to a lower level,</text:span></text:p>
                <text:p text:style-name="P6"><text:span text:style-name="T5">(Left to Right). </text:span></text:p>
              </text:list-item>
            </text:list>
          </draw:text-box>
        </draw:frame>
        <draw:frame draw:style-name="gr9" draw:text-style-name="P13" draw:layer="layout" svg:width="3.6cm" svg:height="0.962cm" svg:x="18.5cm" svg:y="13.238cm">
          <draw:text-box>
            <text:p xml:id="id43" text:id="id43"><text:s/>Output =<text:span text:style-name="T10"> </text:span><text:span text:style-name="T9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glide" smil:targetElement="id44" anim:sub-item="text" anim:iterate-type="by-letter" anim:iterate-interval="PT00H00M01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width*0.05;width" smil:keyTimes="0;1"/>
                  <anim:animate smil:dur="0.5s" smil:fill="hold" anim:sub-item="text" smil:attributeName="height" smil:values="height;height" smil:keyTimes="0;1"/>
                  <anim:animate smil:dur="0.5s" smil:fill="hold" anim:sub-item="text" smil:attributeName="x" smil:values="x-.2;x" smil:keyTimes="0;1"/>
                  <anim:animate smil:dur="0.5s" smil:fill="hold" anim:sub-item="text" smil:attributeName="y" smil:values="y;y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3"/></text:span><text:span text:style-name="T3">Inorder -Algorithm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/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5DT7H26M53S</meta:editing-duration>
    <meta:editing-cycles>185</meta:editing-cycles>
    <meta:generator>LibreOffice/6.4.2.2$Linux_X86_64 LibreOffice_project/40$Build-2</meta:generator>
    <dc:title>Bright Blue</dc:title>
    <dc:date>2020-07-18T19:58:44.455095469</dc:date>
    <meta:document-statistic meta:object-count="600"/>
    <meta:template xlink:type="simple" xlink:actuate="onRequest" xlink:title="Bright Blue" xlink:href="../../Time%20Complexity/R05_Flowchart.odp" meta:date="2020-04-08T20:36:48.497255069"/>
  </office:meta>
</office:document-meta>
</file>